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1736in" fo:break-before="auto" style:use-optimal-row-height="true"/>
    </style:style>
    <style:style style:name="ro8" style:family="table-row">
      <style:table-row-properties style:row-height="0.1898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3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3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3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3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3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3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3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3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3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3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3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3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3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7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5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4" table:formula="of:=[.L18]+4160" office:value-type="float" office:value="7101.81722689076" calcext:value-type="float">
            <text:p>7101.8172268908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3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formula="of:=SUM([.H76])" office:value-type="float" office:value="1550.57692307692" calcext:value-type="float">
            <text:p>1550.5769230769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office:value-type="float" office:value="400" calcext:value-type="float">
            <text:p>400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7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3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3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3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3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3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7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7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7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7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7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7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7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7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7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7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7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3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7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7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7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7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7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7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7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7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7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7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7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7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7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7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7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3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3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3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3">
          <table:table-cell office:value-type="string" calcext:value-type="string">
            <text:p>Ոսպով ապուր</text:p>
          </table:table-cell>
          <table:table-cell table:style-name="ce16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0/00/0000</text:date>, <text:time style:data-style-name="N2" text:time-value="09:54:46.580832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05T10:45:30.320803352</dc:date>
    <meta:editing-duration>PT12H22M56S</meta:editing-duration>
    <meta:editing-cycles>496</meta:editing-cycles>
    <meta:generator>LibreOffice/4.2.6.3$Linux_X86_64 LibreOffice_project/420m0$Build-3</meta:generator>
    <meta:document-statistic meta:table-count="4" meta:cell-count="1056" meta:object-count="0"/>
  </office:meta>
</office:document-meta>
</file>